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Normal_20__28_Web_29_">
      <loext:graphic-properties draw:fill="solid" draw:fill-color="#ffffff"/>
      <style:paragraph-properties fo:margin-top="0in" fo:margin-bottom="0.1043in" style:contextual-spacing="false" fo:background-color="#ffffff"/>
    </style:style>
    <style:style style:name="P3" style:family="paragraph" style:parent-style-name="Normal_20__28_Web_29_" style:list-style-name="WWNum1">
      <loext:graphic-properties draw:fill="solid" draw:fill-color="#ffffff"/>
      <style:paragraph-properties fo:margin-top="0in" fo:margin-bottom="0.1043in" style:contextual-spacing="false" fo:background-color="#ffffff"/>
    </style:style>
    <style:style style:name="P4" style:family="paragraph" style:parent-style-name="Normal_20__28_Web_29_">
      <loext:graphic-properties draw:fill="solid" draw:fill-color="#ffffff"/>
      <style:paragraph-properties fo:margin-left="0.5in" fo:margin-top="0in" fo:margin-bottom="0.1043in" style:contextual-spacing="false" fo:background-color="#ffffff"/>
    </style:style>
    <style:style style:name="P5" style:family="paragraph" style:parent-style-name="Normal_20__28_Web_29_">
      <loext:graphic-properties draw:fill="solid" draw:fill-color="#ffffff"/>
      <style:paragraph-properties fo:margin-left="0.5in" fo:margin-top="0in" fo:margin-bottom="0.1043in" style:contextual-spacing="false" fo:background-color="#ffffff"/>
      <style:text-properties fo:color="#000000" loext:opacity="100%" style:font-name="Arial" fo:font-size="14pt" style:font-size-asian="14pt" style:font-name-complex="Arial1" style:font-size-complex="14pt"/>
    </style:style>
    <style:style style:name="P6" style:family="paragraph" style:parent-style-name="Normal_20__28_Web_29_">
      <loext:graphic-properties draw:fill="solid" draw:fill-color="#ffffff"/>
      <style:paragraph-properties fo:margin-top="0in" fo:margin-bottom="0.1043in" style:contextual-spacing="false" fo:background-color="#ffffff"/>
      <style:text-properties fo:color="#000000" loext:opacity="100%" style:font-name="Arial" fo:font-size="14pt" style:font-size-asian="14pt" style:font-name-complex="Arial1" style:font-size-complex="14pt"/>
    </style:style>
    <style:style style:name="P7" style:family="paragraph" style:parent-style-name="Normal_20__28_Web_29_">
      <loext:graphic-properties draw:fill="solid" draw:fill-color="#ffffff"/>
      <style:paragraph-properties fo:margin-top="0in" fo:margin-bottom="0.1043in" style:contextual-spacing="false" fo:background-color="#ffffff"/>
      <style:text-properties fo:color="#000000" loext:opacity="100%" style:font-name="Arial" fo:font-size="14pt" officeooo:paragraph-rsid="000e4e79" fo:background-color="transparent" style:font-size-asian="14pt" style:font-name-complex="Arial1" style:font-size-complex="14pt"/>
    </style:style>
    <style:style style:name="P8" style:family="paragraph" style:parent-style-name="Normal_20__28_Web_29_">
      <loext:graphic-properties draw:fill="solid" draw:fill-color="#ffffff"/>
      <style:paragraph-properties fo:margin-top="0in" fo:margin-bottom="0.1043in" style:contextual-spacing="false" fo:background-color="#ffffff"/>
      <style:text-properties fo:color="#000000" loext:opacity="100%" style:font-name="Arial" fo:font-size="14pt" officeooo:rsid="000e4e79" officeooo:paragraph-rsid="000e4e79" fo:background-color="transparent" style:font-size-asian="14pt" style:font-name-complex="Arial1" style:font-size-complex="14pt"/>
    </style:style>
    <style:style style:name="P9" style:family="paragraph" style:parent-style-name="Normal_20__28_Web_29_">
      <loext:graphic-properties draw:fill="solid" draw:fill-color="#ffffff"/>
      <style:paragraph-properties fo:margin-top="0in" fo:margin-bottom="0.1043in" style:contextual-spacing="false" fo:background-color="#ffffff"/>
      <style:text-properties fo:color="#000000" loext:opacity="100%" style:font-name="Arial" fo:font-size="14pt" fo:background-color="transparent" style:font-size-asian="14pt" style:font-name-complex="Arial1" style:font-size-complex="14pt"/>
    </style:style>
    <style:style style:name="P10" style:family="paragraph" style:parent-style-name="Normal_20__28_Web_29_">
      <loext:graphic-properties draw:fill="solid" draw:fill-color="#ffffff"/>
      <style:paragraph-properties fo:margin-left="0.5in" fo:margin-top="0in" fo:margin-bottom="0.1043in" style:contextual-spacing="false" fo:background-color="#ffffff"/>
      <style:text-properties fo:color="#70ad47" loext:opacity="100%" style:font-name="Arial" fo:font-size="14pt" style:font-size-asian="14pt" style:font-name-complex="Arial1" style:font-size-complex="14pt">
        <loext:char-complex-color loext:theme-type="accent6" loext:color-type="theme"/>
      </style:text-properties>
    </style:style>
    <style:style style:name="P11" style:family="paragraph" style:parent-style-name="Normal_20__28_Web_29_">
      <loext:graphic-properties draw:fill="solid" draw:fill-color="#ffffff"/>
      <style:paragraph-properties fo:margin-left="0.4917in" fo:margin-top="0in" fo:margin-bottom="0.1043in" style:contextual-spacing="false" fo:background-color="#ffffff"/>
    </style:style>
    <style:style style:name="P12" style:family="paragraph" style:parent-style-name="Normal_20__28_Web_29_">
      <loext:graphic-properties draw:fill="solid" draw:fill-color="#ffffff"/>
      <style:paragraph-properties fo:margin-top="0in" fo:margin-bottom="0.1043in" style:contextual-spacing="false" fo:background-color="#ffffff"/>
      <style:text-properties fo:background-color="#81aca6"/>
    </style:style>
    <style:style style:name="P13" style:family="paragraph" style:parent-style-name="Normal_20__28_Web_29_">
      <loext:graphic-properties draw:fill="solid" draw:fill-color="#ffffff"/>
      <style:paragraph-properties fo:margin-top="0in" fo:margin-bottom="0.1043in" style:contextual-spacing="false" fo:background-color="#ffffff"/>
      <style:text-properties officeooo:paragraph-rsid="000fd8d4" fo:background-color="#81aca6"/>
    </style:style>
    <style:style style:name="T1" style:family="text">
      <style:text-properties fo:color="#000000" loext:opacity="100%" style:font-name="Arial" fo:font-size="14pt" fo:font-weight="bold" fo:background-color="#ffffff" loext:char-shading-value="0" style:font-size-asian="14pt" style:font-weight-asian="bold" style:font-name-complex="Arial1" style:font-size-complex="14pt" style:font-weight-complex="bold"/>
    </style:style>
    <style:style style:name="T2" style:family="text">
      <style:text-properties fo:color="#000000" loext:opacity="100%" style:font-name="Arial" fo:font-size="14pt" style:font-size-asian="14pt" style:font-name-complex="Arial1" style:font-size-complex="14pt"/>
    </style:style>
    <style:style style:name="T3" style:family="text">
      <style:text-properties fo:color="#000000" loext:opacity="100%" style:font-name="Arial" fo:font-size="14pt" officeooo:rsid="000fd8d4" style:font-size-asian="14pt" style:font-name-complex="Arial1" style:font-size-complex="14pt"/>
    </style:style>
    <style:style style:name="T4" style:family="text">
      <style:text-properties fo:color="#000000" loext:opacity="100%" style:font-name="Arial" fo:font-size="14pt" fo:background-color="#ffff00" loext:char-shading-value="0" style:font-size-asian="14pt" style:font-name-complex="Arial1" style:font-size-complex="14pt"/>
    </style:style>
    <style:style style:name="T5" style:family="text">
      <style:text-properties fo:color="#000000" loext:opacity="100%" style:font-name="Arial" fo:font-size="14pt" officeooo:rsid="000fd8d4" fo:background-color="#ffff00" loext:char-shading-value="0" style:font-size-asian="14pt" style:font-name-complex="Arial1" style:font-size-complex="14pt"/>
    </style:style>
    <style:style style:name="T6" style:family="text">
      <style:text-properties fo:color="#70ad47" loext:opacity="100%" style:font-name="Arial" fo:font-size="14pt" style:font-size-asian="14pt" style:font-name-complex="Arial1" style:font-size-complex="14pt">
        <loext:char-complex-color loext:theme-type="accent6" loext:color-type="theme"/>
      </style:text-properties>
    </style:style>
    <style:style style:name="T7" style:family="text">
      <style:text-properties fo:color="#70ad47" loext:opacity="100%" style:font-name="Arial" fo:font-size="14pt" fo:font-weight="bold" style:font-size-asian="14pt" style:font-weight-asian="bold" style:font-name-complex="Arial1" style:font-size-complex="14pt" style:font-weight-complex="bold">
        <loext:char-complex-color loext:theme-type="accent6" loext:color-type="theme"/>
      </style:text-properties>
    </style:style>
    <style:style style:name="T8" style:family="text">
      <style:text-properties fo:color="#000000" loext:opacity="100%" style:font-name="Arial" fo:font-size="14pt" style:font-size-asian="14pt" style:font-name-complex="Arial1" style:font-size-complex="14pt">
        <loext:char-complex-color loext:theme-type="accent6" loext:color-type="theme"/>
      </style:text-properties>
    </style:style>
    <style:style style:name="T9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2"><text:span text:style-name="T1">Найдите ошибки и недочёты в употреблении однородных членов. Исправьте предложения. Обоснуйте ответ.</text:span><text:span text:style-name="T1"/></text:p>
      <text:list text:style-name="WWNum1">
        <text:list-item>
          <text:p text:style-name="P3" loext:marker-style-name="T2"><text:span text:style-name="T2">Родители заботятся и переживают даже за взрослых детей.</text:span><text:span text:style-name="T2"/></text:p>
        </text:list-item>
      </text:list>
      <text:p text:style-name="P4" loext:marker-style-name="T2"><text:span text:style-name="T6">Родители переживают даже за взрослых детей и заботятся о них. 6</text:span><text:span text:style-name="T8"/></text:p>
      <text:list text:continue-numbering="true" text:style-name="WWNum1">
        <text:list-item>
          <text:p text:style-name="P3" loext:marker-style-name="T2"><text:span text:style-name="T2">Я понимаю и сочувствую стремлению автора всесторонне осветить эту сложную проблему.</text:span><text:span text:style-name="T2"/></text:p>
        </text:list-item>
      </text:list>
      <text:p text:style-name="P4" loext:marker-style-name="T6"><text:span text:style-name="T6">Я понимаю стремление автора всесторонне осветить эту сложную проблему и сочувствую ему. 6</text:span><text:span text:style-name="T6"/></text:p>
      <text:list text:continue-numbering="true" text:style-name="WWNum1">
        <text:list-item>
          <text:p text:style-name="P3" loext:marker-style-name="T2"><text:span text:style-name="T2">Везде: на улицах, площадях, парках и садах – ощущается близость весны.</text:span><text:span text:style-name="T2"/></text:p>
        </text:list-item>
      </text:list>
      <text:p text:style-name="P4" loext:marker-style-name="T6"><text:span text:style-name="T6">Везде: на улицах и площадях, парках и садах – ощущается близость весны. 4</text:span><text:span text:style-name="T6"/></text:p>
      <text:list text:continue-numbering="true" text:style-name="WWNum1">
        <text:list-item>
          <text:p text:style-name="P3" loext:marker-style-name="T2"><text:span text:style-name="T2">Режиссёр опирался и развивал в своей работе систему Станиславского.</text:span><text:span text:style-name="T2"/></text:p>
        </text:list-item>
      </text:list>
      <text:p text:style-name="P4" loext:marker-style-name="T6"><text:span text:style-name="T6">Режиссёр в своей работе опирался на систему Станиславского и развивал её. 6</text:span><text:span text:style-name="T6"/></text:p>
      <text:p text:style-name="P5" loext:marker-style-name="T2"/>
      <text:list text:continue-numbering="true" text:style-name="WWNum1">
        <text:list-item>
          <text:p text:style-name="P3" loext:marker-style-name="T2"><text:span text:style-name="T2">Сборные панели из кирпича не уступают железобетонным ни по прочности, ни морозостойкости, ни другим показателям.</text:span><text:span text:style-name="T2"/></text:p>
        </text:list-item>
      </text:list>
      <text:p text:style-name="P4" loext:marker-style-name="T6"><text:span text:style-name="T6">Сборные панели из кирпича не уступают железобетонным ни по прочности, ни по морозостойкости, ни по другим показателям.</text:span><text:span text:style-name="T6"/></text:p>
      <text:p text:style-name="P5" loext:marker-style-name="T2"/>
      <text:list text:continue-numbering="true" text:style-name="WWNum1">
        <text:list-item>
          <text:p text:style-name="P3" loext:marker-style-name="T2"><text:span text:style-name="T2">А.С. Грибоедов не только был выдающимся драматургом, но и блестящим дипломатом.</text:span><text:span text:style-name="T2"/></text:p>
        </text:list-item>
      </text:list>
      <text:p text:style-name="P4" loext:marker-style-name="T6"><text:span text:style-name="T6">А.С. Грибоедов был не только выдающимся драматургом, но и блестящим дипломатом.</text:span><text:span text:style-name="T6"/></text:p>
      <text:p text:style-name="P10" loext:marker-style-name="T6"/>
      <text:p text:style-name="P2" loext:marker-style-name="T2"><text:span text:style-name="T2">7. В семье Раевских опальный поэт встретил дружеское расположение и тепло домашнего очага.</text:span><text:span text:style-name="T2"/></text:p>
      <text:p text:style-name="P2" loext:marker-style-name="T6"><text:span text:style-name="T6">В семье Раевских опальный поэт встретил дружеское расположение и ощутил тепло домашнего очага.</text:span><text:span text:style-name="T6"/></text:p>
      <text:p text:style-name="P6" loext:marker-style-name="T2"/>
      <text:p text:style-name="P6" loext:marker-style-name="T2"/>
      <text:list text:continue-numbering="true" text:style-name="WWNum1">
        <text:list-item>
          <text:p text:style-name="P3" loext:marker-style-name="T2"><text:soft-page-break/><text:span text:style-name="T2">Атмосферу эпохи в комедии создают как действующие лица, а также внесценические персонажи.</text:span><text:span text:style-name="T2"/></text:p>
        </text:list-item>
      </text:list>
      <text:p text:style-name="P4" loext:marker-style-name="T6"><text:span text:style-name="T6">Атмосферу эпохи в комедии создают </text:span><text:span text:style-name="T7">как</text:span><text:span text:style-name="T6"> действующие лица</text:span><text:span text:style-name="T7">, так и</text:span><text:span text:style-name="T6"> внесценические персонажи.</text:span></text:p>
      <text:list text:continue-numbering="true" text:style-name="WWNum1">
        <text:list-item>
          <text:p text:style-name="P3" loext:marker-style-name="T2"><text:span text:style-name="T2">Маяковский всю жизнь не любил и брезговал мещанством.</text:span><text:span text:style-name="T2"/></text:p>
        </text:list-item>
      </text:list>
      <text:p text:style-name="P4" loext:marker-style-name="T6"><text:span text:style-name="T6">Маяковский всю жизнь не любил мещанство и брезговал им.</text:span><text:span text:style-name="T6"/></text:p>
      <text:list text:continue-numbering="true" text:style-name="WWNum1">
        <text:list-item>
          <text:p text:style-name="P3" loext:marker-style-name="T2"><text:span text:style-name="T2">По этому роману созданы не только кинофильмы, но и поставлены замечательные спектакли.</text:span><text:span text:style-name="T2"/></text:p>
        </text:list-item>
      </text:list>
      <text:p text:style-name="P4" loext:marker-style-name="T6"><text:span text:style-name="T6">По этому роману не только созданы кинофильмы, но и поставлены замечательные спектакли.</text:span><text:span text:style-name="T6"/></text:p>
      <text:list text:continue-numbering="true" text:style-name="WWNum1">
        <text:list-item>
          <text:p text:style-name="P3" loext:marker-style-name="T2"><text:span text:style-name="T2">Москва – город, который был родиной Пушкина и подробно описанный им.</text:span><text:span text:style-name="T2"/></text:p>
        </text:list-item>
      </text:list>
      <text:p text:style-name="P11" loext:marker-style-name="T6"><text:span text:style-name="T6">Москва – город, который был родиной Пушкина и подробно описанный им в стихах.</text:span><text:span text:style-name="T6"/></text:p>
      <text:list text:continue-numbering="true" text:style-name="WWNum1">
        <text:list-item>
          <text:p text:style-name="P3" loext:marker-style-name="T2"><text:span text:style-name="T2">Эта пьеса современна и злободневная.</text:span><text:span text:style-name="T2"/></text:p>
        </text:list-item>
      </text:list>
      <text:p text:style-name="P4" loext:marker-style-name="T6"><text:span text:style-name="T6">Эта пьеса современная и злободневная.</text:span><text:span text:style-name="T6"/></text:p>
      <text:list text:continue-numbering="true" text:style-name="WWNum1">
        <text:list-item>
          <text:p text:style-name="P3" loext:marker-style-name="T2"><text:span text:style-name="T2">Я не столько против дождя, сколько грязи.</text:span><text:span text:style-name="T2"/></text:p>
        </text:list-item>
      </text:list>
      <text:p text:style-name="P4" loext:marker-style-name="T6"><text:span text:style-name="T6">Я не столько против дождя, сколько против грязи.</text:span><text:span text:style-name="T6"/></text:p>
      <text:p text:style-name="P5" loext:marker-style-name="T2"/>
      <text:list text:continue-numbering="true" text:style-name="WWNum1">
        <text:list-item>
          <text:p text:style-name="P3" loext:marker-style-name="T2"><text:span text:style-name="T2">Алексея удивляли её глаза, скромность и доверчивость.</text:span><text:span text:style-name="T2"/></text:p>
        </text:list-item>
      </text:list>
      <text:p text:style-name="P4" loext:marker-style-name="T6"><text:span text:style-name="T6">Алексея восхищали её глаза, а также удивляли скромность и доверчивость</text:span><text:span text:style-name="T6"/></text:p>
      <text:list text:continue-numbering="true" text:style-name="WWNum1">
        <text:list-item>
          <text:p text:style-name="P3" loext:marker-style-name="T2"><text:span text:style-name="T2">Для полного счастья мне не хватает хорошей учёбы, дисциплины и дедушки.</text:span><text:span text:style-name="T2"/></text:p>
        </text:list-item>
      </text:list>
      <text:p text:style-name="P4" loext:marker-style-name="T6"><text:span text:style-name="T6">Для полного счастья мне не хватает изменить изменить свой характер ………………… и дедушки.</text:span><text:span text:style-name="T6"/></text:p>
      <text:list text:continue-numbering="true" text:style-name="WWNum1">
        <text:list-item>
          <text:p text:style-name="P3" loext:marker-style-name="T2"><text:span text:style-name="T2">У Марины стройная фигура и бодрое настроение.</text:span><text:span text:style-name="T2"/></text:p>
        </text:list-item>
      </text:list>
      <text:p text:style-name="P4" loext:marker-style-name="T6"><text:span text:style-name="T6">У Марины стройная фигура. Девушка всегда бодра и весела.</text:span><text:span text:style-name="T6"/></text:p>
      <text:list text:continue-numbering="true" text:style-name="WWNum1">
        <text:list-item>
          <text:p text:style-name="P3" loext:marker-style-name="T2"><text:span text:style-name="T2">Добрыня прекрасно играет на гуслях и в шахматы.</text:span><text:span text:style-name="T2"/></text:p>
        </text:list-item>
      </text:list>
      <text:p text:style-name="P4" loext:marker-style-name="T2"><text:span text:style-name="T6">Добрыня прекрасно играет на гуслях и кроме того он хороший шахматист</text:span><text:span text:style-name="T2">.</text:span></text:p>
      <text:p text:style-name="P5" loext:marker-style-name="T2"/>
      <text:list text:continue-numbering="true" text:style-name="WWNum1">
        <text:list-item>
          <text:p text:style-name="P3" loext:marker-style-name="T2"><text:span text:style-name="T2">Когда хозяин был пьян, он бил посуду и мальчика.</text:span><text:span text:style-name="T2"/></text:p>
        </text:list-item>
      </text:list>
      <text:p text:style-name="P4" loext:marker-style-name="T2"><text:span text:style-name="T2">Когда хозяин был пьян, он бил посуду и мальчика.</text:span><text:span text:style-name="T2"/></text:p>
      <text:p text:style-name="P7"><text:soft-page-break/>19. Чехов высмеивал тех, кто были хамелеонами и тщеславными.</text:p>
      <text:p text:style-name="P8">Чехов высмеивал людей хамелеонов и тщеславных.</text:p>
      <text:p text:style-name="P9">20. Не было слышно весёлых ребячьих голосов и ярких стенгазет.</text:p>
      <text:p text:style-name="P8">Не было видно ярких стенгазет и не было слышно веселых ребячьих голосов</text:p>
      <text:p text:style-name="P9">21. Меня разбирали любопытство и радость.</text:p>
      <text:p text:style-name="P8">Я был радостный и меня разбирало любопытство.</text:p>
      <text:p text:style-name="P9">22. Софья, чтобы досадить и оскорбить Чацкого, распускает о нём сплетни.</text:p>
      <text:p text:style-name="P8">Софья, чтобы досадить Чацкому и оскорбить его, распускает о нём сплетни.</text:p>
      <text:p text:style-name="P12"><text:span text:style-name="T2">23. В стихах Пушкина звучит </text:span><text:span text:style-name="T3">уверенность к будущему России и любви к ней.</text:span></text:p>
      <text:p text:style-name="P12"><text:span text:style-name="T2">24. Автор говорит не только о её внешней красоте, </text:span><text:span text:style-name="T3">но и </text:span><text:span text:style-name="T2">о внутренней.</text:span></text:p>
      <text:p text:style-name="P13"><text:span text:style-name="T2">25. Я хотел бы завести собаку чтобы было весело </text:span><text:span text:style-name="T3">и интересно</text:span><text:span text:style-name="T2">.</text:span></text:p>
      <text:p text:style-name="P12"><text:span text:style-name="T2">26. Я не люблю горчичники</text:span><text:span text:style-name="T3">, а еще не люблю болеть </text:span><text:span text:style-name="T2">.</text:span></text:p>
      <text:p text:style-name="P12"><text:span text:style-name="T2">27. Я не люблю скуки, </text:span><text:span text:style-name="T3">а еще не люблю </text:span><text:span text:style-name="T2">когда ругают.</text:span></text:p>
      <text:p text:style-name="P12"><text:span text:style-name="T2">28. В повести «Капитанская дочка» Пушкин показал людей с разными характерами, </text:span><text:span text:style-name="T3">каждый из низ </text:span><text:span text:style-name="T2">зна</text:span><text:span text:style-name="T3">ет</text:span><text:span text:style-name="T2">, что такое честь.</text:span></text:p>
      <text:p text:style-name="P12"><text:span text:style-name="T2">29. Теперь Пугачёв был царь, а не тот бродяга, встретившийся Петру во время бурана и которого Пётр отблагодарил стаканом вина.</text:span></text:p>
      <text:p text:style-name="P12"><text:span text:style-name="T2">30. </text:span><text:span text:style-name="T3">Е</text:span><text:span text:style-name="T2">сли не заниматься </text:span><text:span text:style-name="T3">и гулять с утра до вечера</text:span><text:span text:style-name="T2">, </text:span><text:span text:style-name="T3">то</text:span><text:span text:style-name="T2"> экзамен</text:span><text:span text:style-name="T3">ы </text:span><text:span text:style-name="T2">не сдашь.</text:span></text:p>
      <text:p text:style-name="P12"><text:span text:style-name="T2">31. Лишь в шестидесятые годы мы смогли </text:span><text:span text:style-name="T3">прочитать</text:span><text:span text:style-name="T2"> роман Булгакова «Мастер и Маргарита» </text:span><text:span text:style-name="T3">и насладиться им</text:span><text:span text:style-name="T2">.</text:span></text:p>
      <text:p text:style-name="P12"><text:span text:style-name="T2">32. Слова Чехова звучат не </text:span><text:span text:style-name="T3">смешно</text:span><text:span text:style-name="T2">, а </text:span><text:span text:style-name="T3">гордо</text:span><text:span text:style-name="T2">.</text:span></text:p>
      <text:p text:style-name="P12"><text:span text:style-name="T2">33. Пушкин – национальный поэт, и мы не можем не любить и не восхищаться им.</text:span></text:p>
      <text:p text:style-name="P1" loext:marker-style-name="T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омашний ПК</meta:initial-creator>
    <meta:editing-cycles>10</meta:editing-cycles>
    <meta:creation-date>2023-05-12T11:12:00</meta:creation-date>
    <dc:date>2024-01-29T19:06:22.988712308</dc:date>
    <meta:editing-duration>PT2H29M35S</meta:editing-duration>
    <meta:generator>LibreOffice/7.6.4.1$Linux_X86_64 LibreOffice_project/60$Build-1</meta:generator>
    <meta:document-statistic meta:table-count="0" meta:image-count="0" meta:object-count="0" meta:page-count="3" meta:paragraph-count="56" meta:word-count="622" meta:character-count="3946" meta:non-whitespace-character-count="3392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